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officeooo:rsid="001ca2ff" officeooo:paragraph-rsid="001ca2ff"/>
    </style:style>
    <style:style style:name="P2" style:family="paragraph" style:parent-style-name="Standard">
      <style:paragraph-properties fo:line-height="115%" fo:text-align="start" style:justify-single-word="false"/>
      <style:text-properties style:font-name="FreeMono" officeooo:rsid="001ca2ff" officeooo:paragraph-rsid="001ca2ff"/>
    </style:style>
    <style:style style:name="T1" style:family="text">
      <style:text-properties fo:font-style="italic" style:font-style-asian="italic" style:font-style-complex="italic"/>
    </style:style>
    <style:style style:name="T2" style:family="text">
      <style:text-properties officeooo:rsid="001e23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31</text:p>
      <text:p text:style-name="P1">Writing Assignment 1</text:p>
      <text:p text:style-name="P1"/>
      <text:p text:style-name="P2"><text:tab/><text:span text:style-name="T2">At LinuxCon North America this year HP presented on their internal project dubbed “The Machine.” The project's goal was originally to leapfrog the industry by unveiling a new architecture based on memristor memory; in June that feature was rescinded due to the difficult involved in manufacturing memristors in quantity and further emphasis was placed on other elements such as photonic paths and phase shifted memory. The Machine's target audience is large businesses with a need for massive compute resources, and it reaches out to these organizations by packing as much memory as close to the processors as possible. The general outline reviewed at the technical presentation mentioned The Machine containing 32TB of memory in a 5U tall case, which is compared to DragonHawk – a predecessor – at 12TB or memory in an 18U case. The compute nodes will consist of 64 bit ARM cores each with 256GB of local RAM and a bank of up to 4TB of memory, each containing an ASIC interface to the photonic network to access other compute nodes. Eight such nodes can be packed into the aforementioned 5U case, and with ten cases to a rack the system can then be expanded by the phonotic “fabric” network to upwards of 32 zettabytes of storage along with associated compute. This dramatic hardware environment will have to bring some changes on the software side as well; memory stored along the photonic fabric is not cache coherent, and no hardware has been implemented to help. As a result, OS data structures should be limited to the 256GB local space, and memory allocation and management along the rest of the network will take place via a set of proposed POSIX extensions. </text:span></text:p>
      <text:p text:style-name="P2"/>
      <text:p text:style-name="P2">Source</text:p>
      <text:p text:style-name="P2"/>
      <text:p text:style-name="P2">Jake Edge. (2015, August). A Look at The Machine. <text:span text:style-name="T1">LWN.net</text:span>. Electronic. Available: https://lwn.net/Articles/6554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0:44:00.896695187</meta:creation-date>
    <dc:date>2015-10-22T21:12:06.236599216</dc:date>
    <meta:editing-duration>PT28M4S</meta:editing-duration>
    <meta:editing-cycles>5</meta:editing-cycles>
    <meta:generator>LibreOffice/5.0.2.2$Linux_X86_64 LibreOffice_project/00m0$Build-2</meta:generator>
    <meta:document-statistic meta:table-count="0" meta:image-count="0" meta:object-count="0" meta:page-count="1" meta:paragraph-count="6" meta:word-count="302" meta:character-count="1831" meta:non-whitespace-character-count="1531"/>
  </office:meta>
</office:document-meta>
</file>